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style:style>
    <style:style style:name="gr3" style:family="graphic" style:parent-style-name="standard">
      <style:graphic-properties draw:fill-color="#999999" draw:textarea-vertical-align="middle"/>
    </style:style>
    <style:style style:name="gr4" style:family="graphic" style:parent-style-name="standard">
      <style:graphic-properties draw:fill-color="#ffff99" draw:textarea-vertical-align="middle"/>
    </style:style>
    <style:style style:name="gr5" style:family="graphic" style:parent-style-name="standard">
      <style:graphic-properties draw:textarea-vertical-align="middle"/>
    </style:style>
    <style:style style:name="gr6" style:family="graphic" style:parent-style-name="standard">
      <style:graphic-properties draw:fill-color="#9900ff" draw:textarea-vertical-align="middle"/>
    </style:style>
    <style:style style:name="gr7" style:family="graphic" style:parent-style-name="standard">
      <style:graphic-properties draw:fill-color="#330099" draw:textarea-vertical-align="middle"/>
    </style:style>
    <style:style style:name="gr8" style:family="graphic" style:parent-style-name="standard">
      <style:graphic-properties draw:fill-color="#6600ff" draw:textarea-vertical-align="middle"/>
    </style:style>
    <style:style style:name="gr9" style:family="graphic" style:parent-style-name="standard">
      <style:graphic-properties draw:fill-color="#003366" draw:textarea-vertical-align="middle"/>
    </style:style>
    <style:style style:name="gr10" style:family="graphic" style:parent-style-name="standard">
      <style:graphic-properties svg:stroke-color="#ffffff" draw:fill-color="#eeeeee" draw:textarea-vertical-align="middle"/>
    </style:style>
    <style:style style:name="gr11" style:family="graphic" style:parent-style-name="standard">
      <style:graphic-properties draw:fill-color="#ffffff" draw:textarea-vertical-align="middle"/>
    </style:style>
    <style:style style:name="gr12" style:family="graphic" style:parent-style-name="standard">
      <style:graphic-properties draw:fill-color="#99ffff"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fill-color="#cfe7f5" draw:textarea-vertical-align="middle"/>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outline1">
      <style:graphic-properties fo:min-height="13.859cm"/>
    </style:style>
    <style:style style:name="pr7" style:family="presentation" style:parent-style-name="Standard-outline1">
      <style:graphic-properties fo:min-height="15.8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size="18pt"/>
    </style:style>
    <style:style style:name="P5" style:family="paragraph">
      <style:paragraph-properties fo:text-align="center"/>
      <style:text-properties fo:color="#ccffff"/>
    </style:style>
    <style:style style:name="P6" style:family="paragraph">
      <style:paragraph-properties fo:text-align="center"/>
      <style:text-properties fo:color="#ccccff"/>
    </style:style>
    <style:style style:name="P7" style:family="paragraph">
      <style:paragraph-properties fo:text-align="center"/>
      <style:text-properties fo:color="#e6e6ff"/>
    </style:style>
    <style:style style:name="P8" style:family="paragraph">
      <style:paragraph-properties fo:text-align="center"/>
      <style:text-properties fo:color="#000000" fo:font-size="18pt"/>
    </style:style>
    <style:style style:name="P9" style:family="paragraph">
      <style:paragraph-properties fo:text-align="center"/>
      <style:text-properties fo:color="#e6e6ff" fo:font-size="18pt"/>
    </style:style>
    <style:style style:name="P10" style:family="paragraph">
      <style:text-properties fo:font-size="18pt"/>
    </style:style>
    <style:style style:name="T1" style:family="text">
      <style:text-properties fo:font-size="32pt"/>
    </style:style>
    <style:style style:name="T2" style:family="text">
      <style:text-properties fo:font-size="18pt"/>
    </style:style>
    <style:style style:name="T3" style:family="text">
      <style:text-properties fo:color="#ccffff"/>
    </style:style>
    <style:style style:name="T4" style:family="text">
      <style:text-properties fo:color="#ccccff"/>
    </style:style>
    <style:style style:name="T5" style:family="text">
      <style:text-properties fo:color="#e6e6ff"/>
    </style:style>
    <style:style style:name="T6"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Splash screen.</text:p>
          </draw:text-box>
        </draw:frame>
        <draw:frame presentation:style-name="pr2" draw:text-style-name="P1" draw:layer="layout" svg:width="25.199cm" svg:height="13.859cm" svg:x="1.4cm" svg:y="4.914cm" presentation:class="subtitle">
          <draw:text-box>
            <text:p><text:span text:style-name="T1">When the game strats</text:span></text:p>
            <text:p><text:span text:style-name="T1">The user is welcomed with a splash screem</text:span></text:p>
            <text:p><text:span text:style-name="T1">As following.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rect draw:style-name="gr2" draw:text-style-name="P2" draw:layer="layout" svg:width="6.4cm" svg:height="5cm" svg:x="2cm" svg:y="1.8cm">
          <text:p text:style-name="P2">logo</text:p>
        </draw:rect>
        <draw:rect draw:style-name="gr2" draw:text-style-name="P2" draw:layer="layout" svg:width="19.4cm" svg:height="6.4cm" svg:x="4.2cm" svg:y="7.6cm">
          <text:p text:style-name="P2">Title Banner </text:p>
        </draw:rect>
        <draw:rect draw:style-name="gr2" draw:text-style-name="P2" draw:layer="layout" svg:width="5.8cm" svg:height="5.2cm" svg:x="20.8cm" svg:y="1.8cm">
          <text:p text:style-name="P2">Studio logo</text:p>
        </draw:rect>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5" draw:layer="layout" svg:width="25.199cm" svg:height="3.506cm" svg:x="1.4cm" svg:y="0.837cm" presentation:class="title">
          <draw:text-box>
            <text:p>Main screen</text:p>
          </draw:text-box>
        </draw:frame>
        <draw:frame presentation:style-name="pr6" draw:layer="layout" svg:width="25.199cm" svg:height="13.859cm" svg:x="1.4cm" svg:y="4.914cm" presentation:class="outline">
          <draw:text-box>
            <text:list text:style-name="L2">
              <text:list-header>
                <text:p text:style-name="P2"/>
                <text:p text:style-name="P2">As soon as the user push a key on the splash screen.</text:p>
                <text:p text:style-name="P2">The game displays the main menu, on the background</text:p>
                <text:p text:style-name="P2">a generated gameworld, the camera folowing a defined path around the gameworld.</text:p>
                <text:p text:style-name="P2">The game ask for the user name.</text:p>
              </text:list-header>
            </text:list>
          </draw:text-box>
        </draw:frame>
        <presentation:notes draw:style-name="dp2">
          <draw:page-thumbnail draw:style-name="gr1"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rect draw:style-name="gr2" draw:text-style-name="P4" draw:layer="layout" svg:width="27.2cm" svg:height="20cm" svg:x="0.4cm" svg:y="0.4cm">
          <text:p text:style-name="P2"><text:span text:style-name="T2">background</text:span></text:p>
        </draw:rect>
        <draw:rect draw:style-name="gr3" draw:text-style-name="P4" draw:layer="layout" svg:width="16.6cm" svg:height="5.2cm" svg:x="6cm" svg:y="2.2cm">
          <text:p text:style-name="P2"><text:span text:style-name="T2">Title banner</text:span></text:p>
        </draw:rect>
        <draw:rect draw:style-name="gr4" draw:text-style-name="P4" draw:layer="layout" svg:width="5.4cm" svg:height="5cm" draw:transform="skewX (-0.0059341194567796) translate (11.37cm 13.6cm)">
          <text:p text:style-name="P2"><text:span text:style-name="T2">Username</text:span></text:p>
          <text:p text:style-name="P2"><text:span text:style-name="T2">« champ »</text:span></text:p>
        </draw:rect>
        <presentation:notes draw:style-name="dp2">
          <draw:page-thumbnail draw:style-name="gr1"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5" draw:layer="layout" svg:width="25.199cm" svg:height="3.506cm" svg:x="1.4cm" svg:y="0.837cm" presentation:class="title">
          <draw:text-box>
            <text:p>Menu screen</text:p>
          </draw:text-box>
        </draw:frame>
        <draw:frame presentation:style-name="pr6" draw:layer="layout" svg:width="25.199cm" svg:height="13.859cm" svg:x="1.4cm" svg:y="4.914cm" presentation:class="outline">
          <draw:text-box>
            <text:list text:style-name="L2">
              <text:list-header>
                <text:p text:style-name="P2"/>
                <text:p text:style-name="P2">As soon as the user entred his username.</text:p>
                <text:p text:style-name="P2">The game displays the main game menu, on the background</text:p>
                <text:p text:style-name="P2">a generated gameworld, the camera folowing a defined path around the gameworld.</text:p>
              </text:list-header>
            </text:list>
          </draw:text-box>
        </draw:frame>
        <presentation:notes draw:style-name="dp2">
          <draw:page-thumbnail draw:style-name="gr1"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rect draw:style-name="gr2" draw:text-style-name="P2" draw:layer="layout" svg:width="27.2cm" svg:height="20cm" svg:x="0.4cm" svg:y="0.4cm">
          <text:p text:style-name="P2">background</text:p>
        </draw:rect>
        <draw:rect draw:style-name="gr3" draw:text-style-name="P2" draw:layer="layout" svg:width="16.6cm" svg:height="5.2cm" svg:x="6cm" svg:y="2.2cm">
          <text:p text:style-name="P2">Title banner</text:p>
        </draw:rect>
        <draw:rect draw:style-name="gr4" draw:text-style-name="P2" draw:layer="layout" svg:width="5.4cm" svg:height="9cm" svg:x="22.2cm" svg:y="8.4cm">
          <text:p text:style-name="P2">menu</text:p>
        </draw:rect>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5" draw:layer="layout" svg:width="25.199cm" svg:height="3.506cm" svg:x="1.4cm" svg:y="0.837cm" presentation:class="title">
          <draw:text-box>
            <text:p>The menu.</text:p>
          </draw:text-box>
        </draw:frame>
        <draw:rect draw:style-name="gr5" draw:text-style-name="P2" draw:layer="layout" svg:width="13.8cm" svg:height="14.8cm" svg:x="7.2cm" svg:y="4.6cm">
          <text:p/>
        </draw:rect>
        <draw:rect draw:style-name="gr6" draw:text-style-name="P2" draw:layer="layout" svg:width="9.4cm" svg:height="2.6cm" svg:x="9.4cm" svg:y="5.8cm">
          <text:p text:style-name="P2">Play</text:p>
        </draw:rect>
        <draw:rect draw:style-name="gr6" draw:text-style-name="P2" draw:layer="layout" svg:width="9.4cm" svg:height="2.8cm" svg:x="9.4cm" svg:y="9cm">
          <text:p text:style-name="P2">load</text:p>
        </draw:rect>
        <draw:rect draw:style-name="gr6" draw:text-style-name="P2" draw:layer="layout" svg:width="9.4cm" svg:height="2.8cm" svg:x="9.4cm" svg:y="12.4cm">
          <text:p text:style-name="P2">options </text:p>
        </draw:rect>
        <draw:rect draw:style-name="gr6" draw:text-style-name="P2" draw:layer="layout" svg:width="9.4cm" svg:height="2.8cm" svg:x="9.4cm" svg:y="15.8cm">
          <text:p text:style-name="P2">Exit </text:p>
        </draw:rect>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5" draw:layer="layout" svg:width="25.199cm" svg:height="3.506cm" svg:x="1.4cm" svg:y="0.837cm" presentation:class="title">
          <draw:text-box>
            <text:p>Play &amp; load</text:p>
          </draw:text-box>
        </draw:frame>
        <draw:frame presentation:style-name="pr6" draw:text-style-name="P2" draw:layer="layout" svg:width="25.199cm" svg:height="13.859cm" svg:x="1.4cm" svg:y="4.914cm" presentation:class="outline" presentation:user-transformed="true">
          <draw:text-box>
            <text:list text:style-name="L2">
              <text:list-header>
                <text:p text:style-name="P2"/>
                <text:p text:style-name="P2"/>
                <text:p text:style-name="P2">The play and load button open a similar windows.</text:p>
                <text:p text:style-name="P2">The player can either load or start a game</text:p>
                <text:p text:style-name="P2">in eithe solo or multiplayer.</text:p>
              </text:list-header>
            </text:list>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5" draw:layer="layout" svg:width="25.199cm" svg:height="3.506cm" svg:x="1.4cm" svg:y="0.837cm" presentation:class="title">
          <draw:text-box>
            <text:p>Play &amp; load</text:p>
          </draw:text-box>
        </draw:frame>
        <draw:rect draw:style-name="gr5" draw:text-style-name="P2" draw:layer="layout" svg:width="12cm" svg:height="14.2cm" svg:x="8.4cm" svg:y="4.6cm">
          <text:p/>
        </draw:rect>
        <draw:rect draw:style-name="gr6" draw:text-style-name="P4" draw:layer="layout" svg:width="8cm" svg:height="2.4cm" svg:x="10.4cm" svg:y="10.8cm">
          <text:p text:style-name="P2"><text:span text:style-name="T2">multi</text:span></text:p>
        </draw:rect>
        <draw:rect draw:style-name="gr6" draw:text-style-name="P4" draw:layer="layout" svg:width="8cm" svg:height="2.4cm" svg:x="10.4cm" svg:y="6.6cm">
          <text:p text:style-name="P2"><text:span text:style-name="T2">solo</text:span></text:p>
        </draw:rect>
        <draw:rect draw:style-name="gr6" draw:text-style-name="P4" draw:layer="layout" svg:width="8cm" svg:height="2.4cm" svg:x="10.4cm" svg:y="14.8cm">
          <text:p text:style-name="P2"><text:span text:style-name="T2">back</text:span></text:p>
        </draw:rect>
        <presentation:notes draw:style-name="dp2">
          <draw:page-thumbnail draw:style-name="gr1"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5" draw:layer="layout" svg:width="25.199cm" svg:height="3.506cm" svg:x="1.4cm" svg:y="0.837cm" presentation:class="title">
          <draw:text-box>
            <text:p>Play/solo</text:p>
          </draw:text-box>
        </draw:frame>
        <draw:frame presentation:style-name="pr6" draw:text-style-name="P2" draw:layer="layout" svg:width="25.199cm" svg:height="13.859cm" svg:x="1.4cm" svg:y="4.914cm" presentation:class="outline">
          <draw:text-box>
            <text:list text:style-name="L2">
              <text:list-header>
                <text:p text:style-name="P2"/>
                <text:p text:style-name="P2"/>
                <text:p text:style-name="P2">The play solo button lead to the deck selection screen. On this screen user have to choose from a range of Hero. The choosen hero dictate the card deck the player is gonna use. </text:p>
              </text:list-header>
            </text:list>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5" draw:layer="layout" svg:width="25.199cm" svg:height="3.506cm" svg:x="1.4cm" svg:y="0.837cm" presentation:class="title">
          <draw:text-box>
            <text:p>Play/multi</text:p>
          </draw:text-box>
        </draw:frame>
        <draw:frame presentation:style-name="pr6" draw:text-style-name="P2" draw:layer="layout" svg:width="25.199cm" svg:height="13.859cm" svg:x="1.4cm" svg:y="4.914cm" presentation:class="outline">
          <draw:text-box>
            <text:list text:style-name="L2">
              <text:list-header>
                <text:p text:style-name="P2"/>
                <text:p text:style-name="P2"/>
                <text:p text:style-name="P2">The play multi button lead to the multiplayer loby. On this screen user can chat with others player, the chat provide room for differents languages. The loby screen displays all the available games waiting to be started.</text:p>
              </text:list-header>
            </text:list>
          </draw:text-box>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rect draw:style-name="gr5" draw:text-style-name="P2" draw:layer="layout" svg:width="25.6cm" svg:height="17.4cm" svg:x="0.999cm" svg:y="3.4cm">
          <text:p/>
        </draw:rect>
        <draw:frame presentation:style-name="pr5" draw:layer="layout" svg:width="25.199cm" svg:height="3.506cm" svg:x="1.4cm" svg:y="0.837cm" presentation:class="title">
          <draw:text-box>
            <text:p>Multi loby room</text:p>
          </draw:text-box>
        </draw:frame>
        <draw:rect draw:style-name="gr7" draw:text-style-name="P5" draw:layer="layout" svg:width="24cm" svg:height="16.8cm" svg:x="1.6cm" svg:y="4cm">
          <text:p text:style-name="P2"><text:span text:style-name="T3">List of all available game</text:span></text:p>
          <text:p text:style-name="P2"><text:span text:style-name="T3"><text:s/></text:span><text:span text:style-name="T3">awaiting to be started</text:span></text:p>
        </draw:rect>
        <draw:rect draw:style-name="gr6" draw:text-style-name="P2" draw:layer="layout" svg:width="4.8cm" svg:height="9.4cm" svg:x="1cm" svg:y="11cm">
          <text:p text:style-name="P2">Chat</text:p>
          <text:p text:style-name="P2">global </text:p>
        </draw:rect>
        <draw:rect draw:style-name="gr8" draw:text-style-name="P2" draw:layer="layout" svg:width="4.8cm" svg:height="1.2cm" svg:x="1cm" svg:y="11cm">
          <text:p text:style-name="P2">Chat option</text:p>
        </draw:rect>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5" draw:layer="layout" svg:width="25.199cm" svg:height="3.506cm" svg:x="1.4cm" svg:y="0.837cm" presentation:class="title" presentation:user-transformed="true">
          <draw:text-box>
            <text:p>Chat option</text:p>
          </draw:text-box>
        </draw:frame>
        <draw:frame presentation:style-name="pr6" draw:text-style-name="P2" draw:layer="layout" svg:width="25.199cm" svg:height="13.859cm" svg:x="1.4cm" svg:y="4.914cm" presentation:class="outline">
          <draw:text-box>
            <text:list text:style-name="L2">
              <text:list-header>
                <text:p text:style-name="P2">The chat option give the ability for user to move betwin diffrent chat « rooms ».</text:p>
                <text:p text:style-name="P2">any language have his room.</text:p>
                <text:p text:style-name="P2"/>
                <text:p text:style-name="P2">(The chat provide admin function for droadcasting announcement for all room at once)</text:p>
              </text:list-header>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5" draw:layer="layout" svg:width="25.199cm" svg:height="3.506cm" svg:x="1.4cm" svg:y="0.837cm" presentation:class="title" presentation:user-transformed="true">
          <draw:text-box>
            <text:p>Game loby games</text:p>
          </draw:text-box>
        </draw:frame>
        <draw:frame presentation:style-name="pr6" draw:layer="layout" svg:width="25.199cm" svg:height="13.859cm" svg:x="1.4cm" svg:y="4.914cm" presentation:class="outline">
          <draw:text-box>
            <text:list text:style-name="L2">
              <text:list-header>
                <text:p/>
                <text:p/>
                <text:p>Only, « waiting to be started » games are displayed on the game loby.</text:p>
                <text:p>Each game display his creator and the number of slots available in the game. </text:p>
              </text:list-header>
            </text:list>
          </draw:text-box>
        </draw:frame>
        <presentation:notes draw:style-name="dp2">
          <draw:page-thumbnail draw:style-name="gr1" draw:layer="layout" svg:width="14.848cm" svg:height="11.136cm" svg:x="3.075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5" draw:layer="layout" svg:width="25.199cm" svg:height="3.506cm" svg:x="1.4cm" svg:y="0.837cm" presentation:class="title">
          <draw:text-box>
            <text:p>Game loby</text:p>
          </draw:text-box>
        </draw:frame>
        <draw:rect draw:style-name="gr5" draw:text-style-name="P2" draw:layer="layout" svg:width="24.8cm" svg:height="16.4cm" svg:x="2cm" svg:y="3.8cm">
          <text:p/>
        </draw:rect>
        <draw:rect draw:style-name="gr5" draw:text-style-name="P2" draw:layer="layout" svg:width="19.4cm" svg:height="8.4cm" svg:x="4.6cm" svg:y="5.6cm">
          <text:p/>
        </draw:rect>
        <draw:rect draw:style-name="gr9" draw:text-style-name="P6" draw:layer="layout" svg:width="4.8cm" svg:height="7.2cm" svg:x="5.6cm" svg:y="6.2cm">
          <text:p text:style-name="P2"><text:span text:style-name="T4">Opponent</text:span></text:p>
          <text:p text:style-name="P2"><text:span text:style-name="T4">display</text:span></text:p>
        </draw:rect>
        <draw:rect draw:style-name="gr9" draw:text-style-name="P7" draw:layer="layout" svg:width="4.8cm" svg:height="7.2cm" svg:x="12cm" svg:y="6.2cm">
          <text:p text:style-name="P2"><text:span text:style-name="T5">Opponent</text:span></text:p>
          <text:p text:style-name="P2"><text:span text:style-name="T5">display</text:span></text:p>
        </draw:rect>
        <draw:rect draw:style-name="gr9" draw:text-style-name="P7" draw:layer="layout" svg:width="4.8cm" svg:height="7.2cm" svg:x="18.2cm" svg:y="6.2cm">
          <text:p text:style-name="P2"><text:span text:style-name="T5">Opponent</text:span></text:p>
          <text:p text:style-name="P2"><text:span text:style-name="T5">display</text:span></text:p>
        </draw:rect>
        <draw:rect draw:style-name="gr9" draw:text-style-name="P7" draw:layer="layout" svg:width="4.4cm" svg:height="6.2cm" svg:x="12.2cm" svg:y="14cm">
          <text:p text:style-name="P2"><text:span text:style-name="T5">User</text:span></text:p>
          <text:p text:style-name="P2"><text:span text:style-name="T5">display</text:span></text:p>
        </draw:rect>
        <draw:rect draw:style-name="gr6" draw:text-style-name="P2" draw:layer="layout" svg:width="2.2cm" svg:height="2.2cm" svg:x="9.2cm" svg:y="16.2cm">
          <text:p text:style-name="P2">Deck</text:p>
          <text:p text:style-name="P2">Chooser</text:p>
        </draw:rect>
        <draw:rect draw:style-name="gr6" draw:text-style-name="P2" draw:layer="layout" svg:width="2.2cm" svg:height="2.2cm" svg:x="17.4cm" svg:y="16.2cm">
          <text:p text:style-name="P2">Ready</text:p>
          <text:p text:style-name="P2">/</text:p>
          <text:p text:style-name="P2">start</text:p>
        </draw:rect>
        <presentation:notes draw:style-name="dp2">
          <draw:page-thumbnail draw:style-name="gr1" draw:layer="layout" svg:width="14.848cm" svg:height="11.136cm" svg:x="3.075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5" draw:layer="layout" svg:width="25.199cm" svg:height="3.506cm" svg:x="1.401cm" svg:y="0.4cm" presentation:class="title" presentation:user-transformed="true">
          <draw:text-box>
            <text:p>Opponent/user display</text:p>
          </draw:text-box>
        </draw:frame>
        <draw:frame presentation:style-name="pr7" draw:layer="layout" svg:width="25.199cm" svg:height="16.154cm" svg:x="1.4cm" svg:y="3.8cm" presentation:class="outline" presentation:user-transformed="true">
          <draw:text-box>
            <text:list text:style-name="L2">
              <text:list-header>
                <text:p>On this window apear the folowing information</text:p>
                <text:p/>
              </text:list-header>
              <text:list-item>
                <text:p>Choosen hero (center image)</text:p>
              </text:list-item>
              <text:list-item>
                <text:p>If the player is ready to start the game (botom right image)</text:p>
              </text:list-item>
              <text:list-item>
                <text:p>If the player is the game host (botom left)</text:p>
                <text:p/>
                <text:p>the deck chooser buton leads to the Hero selection screen.</text:p>
                <text:p/>
              </text:list-item>
            </text:list>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rect draw:style-name="gr2" draw:text-style-name="P2" draw:layer="layout" svg:width="11.4cm" svg:height="14.8cm" svg:x="8.6cm" svg:y="5.4cm">
          <text:p text:style-name="P2">Hero image</text:p>
        </draw:rect>
        <draw:rect draw:style-name="gr2" draw:text-style-name="P2" draw:layer="layout" svg:width="3.2cm" svg:height="3.2cm" svg:x="16.4cm" svg:y="16.6cm">
          <text:p text:style-name="P2">Is ready</text:p>
        </draw:rect>
        <draw:rect draw:style-name="gr2" draw:text-style-name="P2" draw:layer="layout" svg:width="3.2cm" svg:height="3.2cm" svg:x="9cm" svg:y="16.6cm">
          <text:p text:style-name="P2">Is host</text:p>
        </draw:rect>
        <draw:rect draw:style-name="gr10" draw:text-style-name="P2" draw:layer="layout" svg:width="4.8cm" svg:height="2.6cm" svg:x="2.6cm" svg:y="5.4cm">
          <text:p text:style-name="P2">If no hero were </text:p>
          <text:p text:style-name="P2">Choosen, user </text:p>
          <text:p text:style-name="P2">Can't be ready</text:p>
        </draw:rect>
        <draw:rect draw:style-name="gr11" draw:text-style-name="P2" draw:layer="layout" svg:width="19.8cm" svg:height="3.8cm" svg:x="4.6cm" svg:y="1cm">
          <text:p text:style-name="P2">Opponent/user display</text:p>
        </draw:rect>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5" draw:layer="layout" svg:width="25.199cm" svg:height="3.506cm" svg:x="1.4cm" svg:y="0.837cm" presentation:class="title">
          <draw:text-box>
            <text:p>Hero selection screen</text:p>
          </draw:text-box>
        </draw:frame>
        <draw:rect draw:style-name="gr2" draw:text-style-name="P2" draw:layer="layout" svg:width="6.2cm" svg:height="10.8cm" svg:x="4.8cm" svg:y="5.4cm">
          <text:p text:style-name="P2">An image </text:p>
          <text:p text:style-name="P2">of the current </text:p>
          <text:p text:style-name="P2">hovered hero</text:p>
        </draw:rect>
        <draw:rect draw:style-name="gr2" draw:text-style-name="P2" draw:layer="layout" svg:width="7.6cm" svg:height="11cm" svg:x="15.8cm" svg:y="5.2cm">
          <text:p text:style-name="P2">Description of the hero</text:p>
          <text:p text:style-name="P2">Ability and deck </text:p>
        </draw:rect>
        <draw:rect draw:style-name="gr2" draw:text-style-name="P2" draw:layer="layout" svg:width="25cm" svg:height="4cm" svg:x="1.6cm" svg:y="16.4cm">
          <text:p text:style-name="P2">List of the unlocked hero</text:p>
        </draw:rect>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5" draw:layer="layout" svg:width="25.199cm" svg:height="3.506cm" svg:x="1.4cm" svg:y="0.837cm" presentation:class="title">
          <draw:text-box>
            <text:p>Load screen</text:p>
          </draw:text-box>
        </draw:frame>
        <draw:rect draw:style-name="gr5" draw:text-style-name="P2" draw:layer="layout" svg:width="25.6cm" svg:height="16.4cm" svg:x="1.4cm" svg:y="3.4cm">
          <text:p/>
        </draw:rect>
        <draw:rect draw:style-name="gr12" draw:text-style-name="P2" draw:layer="layout" svg:width="21.4cm" svg:height="1cm" svg:x="3.4cm" svg:y="4cm">
          <text:p text:style-name="P2">Saved game list</text:p>
        </draw:rect>
        <draw:rect draw:style-name="gr5" draw:text-style-name="P2" draw:layer="layout" svg:width="23.2cm" svg:height="5.4cm" svg:x="2.6cm" svg:y="6cm">
          <text:p/>
        </draw:rect>
        <draw:rect draw:style-name="gr9" draw:text-style-name="P7" draw:layer="layout" svg:width="4.4cm" svg:height="5.4cm" svg:x="2.6cm" svg:y="6cm">
          <text:p text:style-name="P2"><text:span text:style-name="T5">Played hero</text:span></text:p>
        </draw:rect>
        <draw:frame draw:style-name="gr13" draw:layer="layout" svg:width="17cm" svg:height="1.675cm" svg:x="8cm" svg:y="7.725cm">
          <draw:text-box>
            <text:p>Game turn number :</text:p>
            <text:p>Game map :</text:p>
          </draw:text-box>
        </draw:frame>
        <draw:rect draw:style-name="gr5" draw:text-style-name="P2" draw:layer="layout" svg:width="23.2cm" svg:height="5.4cm" svg:x="2.6cm" svg:y="11.8cm">
          <text:p/>
        </draw:rect>
        <draw:rect draw:style-name="gr9" draw:text-style-name="P7" draw:layer="layout" svg:width="4.4cm" svg:height="5.4cm" svg:x="2.6cm" svg:y="11.8cm">
          <text:p text:style-name="P2"><text:span text:style-name="T5">Played hero</text:span></text:p>
        </draw:rect>
        <draw:frame draw:style-name="gr13" draw:layer="layout" svg:width="17cm" svg:height="1.675cm" svg:x="8cm" svg:y="13.525cm">
          <draw:text-box>
            <text:p>Game turn number :</text:p>
            <text:p>Game map :</text:p>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5" draw:layer="layout" svg:width="25.199cm" svg:height="3.506cm" svg:x="1.4cm" svg:y="0.837cm" presentation:class="title">
          <draw:text-box>
            <text:p>Loading screen</text:p>
          </draw:text-box>
        </draw:frame>
        <draw:frame presentation:style-name="pr6" draw:layer="layout" svg:width="25.199cm" svg:height="13.859cm" svg:x="1.4cm" svg:y="4.914cm" presentation:class="outline">
          <draw:text-box>
            <text:list text:style-name="L2">
              <text:list-header>
                <text:p/>
                <text:p/>
                <text:p/>
                <text:p>Upon clicking on a saved game the game ask for confirmation then load the save.</text:p>
              </text:list-header>
            </text:list>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5" draw:layer="layout" svg:width="25.199cm" svg:height="3.506cm" svg:x="1.4cm" svg:y="0.837cm" presentation:class="title">
          <draw:text-box>
            <text:p>Ingame menu (escape)</text:p>
          </draw:text-box>
        </draw:frame>
        <draw:rect draw:style-name="gr5" draw:text-style-name="P2" draw:layer="layout" svg:width="13.8cm" svg:height="14.8cm" svg:x="7.2cm" svg:y="4.6cm">
          <text:p/>
        </draw:rect>
        <draw:rect draw:style-name="gr6" draw:text-style-name="P4" draw:layer="layout" svg:width="9.4cm" svg:height="2.6cm" svg:x="9.4cm" svg:y="5.8cm">
          <text:p text:style-name="P2"><text:span text:style-name="T2">return</text:span></text:p>
        </draw:rect>
        <draw:rect draw:style-name="gr6" draw:text-style-name="P4" draw:layer="layout" svg:width="9.4cm" svg:height="2.8cm" svg:x="9.4cm" svg:y="9cm">
          <text:p text:style-name="P2"><text:span text:style-name="T2">Save/load</text:span></text:p>
        </draw:rect>
        <draw:rect draw:style-name="gr6" draw:text-style-name="P4" draw:layer="layout" svg:width="9.4cm" svg:height="2.8cm" svg:x="9.4cm" svg:y="12.4cm">
          <text:p text:style-name="P2"><text:span text:style-name="T2">options </text:span></text:p>
        </draw:rect>
        <draw:rect draw:style-name="gr6" draw:text-style-name="P4" draw:layer="layout" svg:width="9.4cm" svg:height="2.8cm" svg:x="9.4cm" svg:y="15.8cm">
          <text:p text:style-name="P2"><text:span text:style-name="T2">Exit </text:span></text:p>
        </draw:rect>
        <presentation:notes draw:style-name="dp2">
          <draw:page-thumbnail draw:style-name="gr1" draw:layer="layout" svg:width="14.848cm" svg:height="11.136cm" svg:x="3.075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5" draw:layer="layout" svg:width="25.199cm" svg:height="3.506cm" svg:x="1.4cm" svg:y="0.837cm" presentation:class="title">
          <draw:text-box>
            <text:p>Ingame menu (save/load)</text:p>
          </draw:text-box>
        </draw:frame>
        <draw:rect draw:style-name="gr5" draw:text-style-name="P2" draw:layer="layout" svg:width="13.8cm" svg:height="11.8cm" svg:x="7.4cm" svg:y="6.2cm">
          <text:p/>
        </draw:rect>
        <draw:rect draw:style-name="gr6" draw:text-style-name="P4" draw:layer="layout" svg:width="9.4cm" svg:height="2.6cm" svg:x="9.6cm" svg:y="7.4cm">
          <text:p text:style-name="P2"><text:span text:style-name="T2">save</text:span></text:p>
        </draw:rect>
        <draw:rect draw:style-name="gr6" draw:text-style-name="P4" draw:layer="layout" svg:width="9.4cm" svg:height="2.8cm" svg:x="9.6cm" svg:y="10.6cm">
          <text:p text:style-name="P2"><text:span text:style-name="T2">load</text:span></text:p>
        </draw:rect>
        <draw:rect draw:style-name="gr6" draw:text-style-name="P4" draw:layer="layout" svg:width="9.4cm" svg:height="2.8cm" svg:x="9.6cm" svg:y="14cm">
          <text:p text:style-name="P2"><text:span text:style-name="T2">back </text:span></text:p>
        </draw:rect>
        <presentation:notes draw:style-name="dp2">
          <draw:page-thumbnail draw:style-name="gr1" draw:layer="layout" svg:width="14.848cm" svg:height="11.136cm" svg:x="3.075cm" svg:y="2.257cm" draw:page-number="22" presentation:class="page"/>
          <draw:frame presentation:style-name="pr4" draw:text-style-name="P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5" draw:layer="layout" svg:width="25.199cm" svg:height="3.506cm" svg:x="1.4cm" svg:y="0.837cm" presentation:class="title">
          <draw:text-box>
            <text:p>save screen</text:p>
          </draw:text-box>
        </draw:frame>
        <draw:rect draw:style-name="gr5" draw:text-style-name="P2" draw:layer="layout" svg:width="25.6cm" svg:height="16.4cm" svg:x="1.4cm" svg:y="3.4cm">
          <text:p/>
        </draw:rect>
        <draw:rect draw:style-name="gr12" draw:text-style-name="P4" draw:layer="layout" svg:width="21.4cm" svg:height="1cm" svg:x="3.4cm" svg:y="4cm">
          <text:p text:style-name="P4">Saved game list</text:p>
        </draw:rect>
        <draw:rect draw:style-name="gr5" draw:text-style-name="P2" draw:layer="layout" svg:width="23.2cm" svg:height="5.4cm" svg:x="2.6cm" svg:y="6cm">
          <text:p/>
        </draw:rect>
        <draw:rect draw:style-name="gr14" draw:text-style-name="P8" draw:layer="layout" svg:width="4.4cm" svg:height="5.4cm" svg:x="2.6cm" svg:y="6cm">
          <text:p text:style-name="P8"><text:span text:style-name="T6">New save</text:span></text:p>
        </draw:rect>
        <draw:rect draw:style-name="gr5" draw:text-style-name="P2" draw:layer="layout" svg:width="23.2cm" svg:height="5.4cm" svg:x="2.6cm" svg:y="11.8cm">
          <text:p/>
        </draw:rect>
        <draw:rect draw:style-name="gr9" draw:text-style-name="P9" draw:layer="layout" svg:width="4.4cm" svg:height="5.4cm" svg:x="2.6cm" svg:y="11.8cm">
          <text:p text:style-name="P4"><text:span text:style-name="T5">Played hero</text:span></text:p>
        </draw:rect>
        <draw:frame draw:style-name="gr13" draw:text-style-name="P10" draw:layer="layout" svg:width="17cm" svg:height="1.675cm" svg:x="8cm" svg:y="13.525cm">
          <draw:text-box>
            <text:p text:style-name="P10">Game turn number :</text:p>
            <text:p text:style-name="P10">Game map :</text:p>
          </draw:text-box>
        </draw:frame>
        <presentation:notes draw:style-name="dp2">
          <draw:page-thumbnail draw:style-name="gr1" draw:layer="layout" svg:width="14.848cm" svg:height="11.136cm" svg:x="3.075cm" svg:y="2.257cm" draw:page-number="23" presentation:class="page"/>
          <draw:frame presentation:style-name="pr4" draw:text-style-name="P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5" draw:layer="layout" svg:width="25.199cm" svg:height="3.506cm" svg:x="1.4cm" svg:y="0.837cm" presentation:class="title">
          <draw:text-box>
            <text:p>Save screen<text:tab/></text:p>
          </draw:text-box>
        </draw:frame>
        <draw:frame presentation:style-name="pr6" draw:layer="layout" svg:width="25.199cm" svg:height="13.859cm" svg:x="1.4cm" svg:y="4.914cm" presentation:class="outline">
          <draw:text-box>
            <text:list text:style-name="L2">
              <text:list-header>
                <text:p>Upon user click on an emplacement, confirmation is required.</text:p>
              </text:list-header>
              <text:list-item>
                <text:p>If the desired emplacement is empty procede saving</text:p>
                <text:p/>
              </text:list-item>
              <text:list-item>
                <text:p>If the desired enplacement is not empty, warn the user that this process wil delete previous save, then procede saving</text:p>
              </text:list-item>
            </text:list>
          </draw:text-box>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5" draw:layer="layout" svg:width="25.199cm" svg:height="3.506cm" svg:x="1.4cm" svg:y="0.837cm" presentation:class="title">
          <draw:text-box>
            <text:p>Option menu</text:p>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1-26T14:32:25.11</meta:creation-date>
    <meta:editing-duration>PT4H26M28S</meta:editing-duration>
    <meta:editing-cycles>7</meta:editing-cycles>
    <dc:date>2014-01-26T20:27:28.62</dc:date>
    <meta:generator>OpenOffice/4.0.1$Win32 OpenOffice.org_project/401m5$Build-9714</meta:generator>
    <meta:document-statistic meta:object-count="166"/>
  </office:meta>
</office:document-meta>
</file>